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2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gr6" style:family="graphic" style:parent-style-name="standard">
      <style:graphic-properties draw:stroke="none" svg:stroke-color="#000000" draw:fill="none" draw:fill-color="#ffffff" fo:min-height="1.736cm"/>
    </style:style>
    <style:style style:name="gr7" style:family="graphic" style:parent-style-name="standard">
      <style:graphic-properties draw:stroke="none" svg:stroke-color="#000000" draw:fill="none" draw:fill-color="#ffffff" fo:min-height="1.25cm"/>
    </style:style>
    <style:style style:name="gr8" style:family="graphic" style:parent-style-name="standard">
      <style:graphic-properties draw:stroke="none" svg:stroke-color="#000000" draw:fill="none" draw:fill-color="#ffffff" fo:min-height="1.95cm"/>
    </style:style>
    <style:style style:name="gr9" style:family="graphic" style:parent-style-name="standard">
      <style:graphic-properties draw:stroke="none" svg:stroke-color="#000000" draw:fill="none" draw:fill-color="#ffffff" fo:min-height="2.24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1cm" svg:x="2.5cm" svg:y="2.4cm">
          <text:p text:style-name="P1">Brows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7.1cm" svg:y="2.4cm">
          <text:p text:style-name="P1">HAProx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1.9cm" svg:y="2.4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6.6cm" svg:y="2.4cm">
          <text:p text:style-name="P1">S2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7cm" svg:y1="3.4cm" svg:x2="3.8cm" svg:y2="24.49cm">
          <text:p/>
        </draw:line>
        <draw:line draw:style-name="gr2" draw:text-style-name="P2" draw:layer="layout" svg:x1="8.3cm" svg:y1="3.4cm" svg:x2="8.4cm" svg:y2="24.49cm">
          <text:p/>
        </draw:line>
        <draw:line draw:style-name="gr2" draw:text-style-name="P2" draw:layer="layout" svg:x1="13.1cm" svg:y1="3.4cm" svg:x2="13.2cm" svg:y2="24.49cm">
          <text:p/>
        </draw:line>
        <draw:line draw:style-name="gr2" draw:text-style-name="P2" draw:layer="layout" svg:x1="17.9cm" svg:y1="3.4cm" svg:x2="18cm" svg:y2="24.49cm">
          <text:p/>
        </draw:line>
        <draw:line draw:style-name="gr3" draw:text-style-name="P2" draw:layer="layout" svg:x1="3.7cm" svg:y1="4cm" svg:x2="8.3cm" svg:y2="5.1cm">
          <text:p/>
        </draw:line>
        <draw:line draw:style-name="gr3" draw:text-style-name="P2" draw:layer="layout" svg:x1="8.4cm" svg:y1="5.721cm" svg:x2="13cm" svg:y2="6.821cm">
          <text:p/>
        </draw:line>
        <draw:line draw:style-name="gr3" draw:text-style-name="P2" draw:layer="layout" svg:x1="13cm" svg:y1="8.242cm" svg:x2="8.4cm" svg:y2="9.342cm">
          <text:p/>
        </draw:line>
        <draw:line draw:style-name="gr3" draw:text-style-name="P2" draw:layer="layout" svg:x1="8.301cm" svg:y1="9.963cm" svg:x2="3.701cm" svg:y2="11.063cm">
          <text:p/>
        </draw:line>
        <draw:line draw:style-name="gr3" draw:text-style-name="P2" draw:layer="layout" svg:x1="3.7cm" svg:y1="12.221cm" svg:x2="8.3cm" svg:y2="13.321cm">
          <text:p/>
        </draw:line>
        <draw:line draw:style-name="gr3" draw:text-style-name="P2" draw:layer="layout" svg:x1="8.5cm" svg:y1="13.942cm" svg:x2="17.9cm" svg:y2="16.5cm">
          <text:p/>
        </draw:line>
        <draw:line draw:style-name="gr3" draw:text-style-name="P2" draw:layer="layout" svg:x1="17.9cm" svg:y1="16.955cm" svg:x2="8.5cm" svg:y2="19.513cm">
          <text:p/>
        </draw:line>
        <draw:line draw:style-name="gr3" draw:text-style-name="P2" draw:layer="layout" svg:x1="8.302cm" svg:y1="20.284cm" svg:x2="3.702cm" svg:y2="21.384cm">
          <text:p/>
        </draw:line>
        <draw:frame draw:style-name="gr4" draw:text-style-name="P3" draw:layer="layout" svg:width="2.5cm" svg:height="1.2cm" svg:x="5cm" svg:y="3.6cm">
          <draw:text-box>
            <text:p>GET /</text:p>
          </draw:text-box>
        </draw:frame>
        <draw:frame draw:style-name="gr4" draw:text-style-name="P3" draw:layer="layout" svg:width="2.5cm" svg:height="1.2cm" svg:x="5cm" svg:y="3.6cm">
          <draw:text-box>
            <text:p>GET /</text:p>
          </draw:text-box>
        </draw:frame>
        <draw:frame draw:style-name="gr4" draw:text-style-name="P3" draw:layer="layout" svg:width="2.5cm" svg:height="1.2cm" svg:x="5cm" svg:y="11.7cm">
          <draw:text-box>
            <text:p>GET /</text:p>
          </draw:text-box>
        </draw:frame>
        <draw:frame draw:style-name="gr5" draw:text-style-name="P3" draw:layer="layout" svg:width="2.5cm" svg:height="1.3cm" svg:x="9.6cm" svg:y="5.2cm">
          <draw:text-box>
            <text:p>GET /</text:p>
          </draw:text-box>
        </draw:frame>
        <draw:frame draw:style-name="gr5" draw:text-style-name="P3" draw:layer="layout" svg:width="2.5cm" svg:height="1.3cm" svg:x="8.8cm" svg:y="12.9cm">
          <draw:text-box>
            <text:p>GET /</text:p>
          </draw:text-box>
        </draw:frame>
        <draw:frame draw:style-name="gr6" draw:text-style-name="P3" draw:layer="layout" svg:width="4.5cm" svg:height="1.986cm" svg:x="3.9cm" svg:y="8.8cm">
          <draw:text-box>
            <text:p><text:span text:style-name="T1">Response, SET : NodeSessionID : 1</text:span></text:p>
            <text:p/>
          </draw:text-box>
        </draw:frame>
        <draw:frame draw:style-name="gr6" draw:text-style-name="P3" draw:layer="layout" svg:width="4.5cm" svg:height="1.986cm" svg:x="8.8cm" svg:y="9.014cm">
          <draw:text-box>
            <text:p><text:span text:style-name="T1">Response, SET : NodeSessionID : 1</text:span></text:p>
            <text:p/>
          </draw:text-box>
        </draw:frame>
        <draw:frame draw:style-name="gr7" draw:text-style-name="P3" draw:layer="layout" svg:width="4.5cm" svg:height="1.5cm" svg:x="3.9cm" svg:y="13.2cm">
          <draw:text-box>
            <text:p><text:span text:style-name="T1"><text:s/></text:span><text:span text:style-name="T1">NodeSessionID : 1</text:span></text:p>
            <text:p/>
          </draw:text-box>
        </draw:frame>
        <draw:frame draw:style-name="gr7" draw:text-style-name="P3" draw:layer="layout" svg:width="4.5cm" svg:height="1.5cm" svg:x="8.7cm" svg:y="15cm">
          <draw:text-box>
            <text:p><text:span text:style-name="T1"><text:s/></text:span><text:span text:style-name="T1">NodeSessionID : 1</text:span></text:p>
            <text:p/>
          </draw:text-box>
        </draw:frame>
        <draw:frame draw:style-name="gr8" draw:text-style-name="P3" draw:layer="layout" svg:width="4.5cm" svg:height="2.2cm" svg:x="8.8cm" svg:y="19.4cm">
          <draw:text-box>
            <text:p><text:span text:style-name="T1">Response, SET : NodeSessionID : 2</text:span></text:p>
            <text:p/>
          </draw:text-box>
        </draw:frame>
        <draw:frame draw:style-name="gr8" draw:text-style-name="P3" draw:layer="layout" svg:width="4.5cm" svg:height="2.2cm" svg:x="4cm" svg:y="21.3cm">
          <draw:text-box>
            <text:p><text:span text:style-name="T1">Response, SET : NodeSessionID : 2</text:span></text:p>
            <text:p/>
          </draw:text-box>
        </draw:frame>
      </draw:page>
      <draw:page draw:name="page2" draw:style-name="dp1" draw:master-page-name="Default">
        <draw:custom-shape draw:style-name="gr1" draw:text-style-name="P1" draw:layer="layout" svg:width="2.5cm" svg:height="1cm" svg:x="2.5cm" svg:y="2.4cm">
          <text:p text:style-name="P1">Brows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7.1cm" svg:y="2.4cm">
          <text:p text:style-name="P1">HAProx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1.9cm" svg:y="2.4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6.6cm" svg:y="2.4cm">
          <text:p text:style-name="P1">S2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7cm" svg:y1="3.4cm" svg:x2="3.8cm" svg:y2="24.49cm">
          <text:p/>
        </draw:line>
        <draw:line draw:style-name="gr2" draw:text-style-name="P2" draw:layer="layout" svg:x1="8.3cm" svg:y1="3.4cm" svg:x2="8.4cm" svg:y2="24.49cm">
          <text:p/>
        </draw:line>
        <draw:line draw:style-name="gr2" draw:text-style-name="P2" draw:layer="layout" svg:x1="13.1cm" svg:y1="3.4cm" svg:x2="13.2cm" svg:y2="24.49cm">
          <text:p/>
        </draw:line>
        <draw:line draw:style-name="gr2" draw:text-style-name="P2" draw:layer="layout" svg:x1="17.9cm" svg:y1="3.4cm" svg:x2="18cm" svg:y2="24.49cm">
          <text:p/>
        </draw:line>
        <draw:line draw:style-name="gr3" draw:text-style-name="P2" draw:layer="layout" svg:x1="3.7cm" svg:y1="4cm" svg:x2="8.3cm" svg:y2="5.1cm">
          <text:p/>
        </draw:line>
        <draw:line draw:style-name="gr3" draw:text-style-name="P2" draw:layer="layout" svg:x1="8.4cm" svg:y1="5.721cm" svg:x2="17.8cm" svg:y2="7.5cm">
          <text:p/>
        </draw:line>
        <draw:line draw:style-name="gr3" draw:text-style-name="P2" draw:layer="layout" svg:x1="17.5cm" svg:y1="8.1cm" svg:x2="8.4cm" svg:y2="9.342cm">
          <text:p/>
        </draw:line>
        <draw:line draw:style-name="gr3" draw:text-style-name="P2" draw:layer="layout" svg:x1="8.301cm" svg:y1="9.963cm" svg:x2="3.701cm" svg:y2="11.063cm">
          <text:p/>
        </draw:line>
        <draw:line draw:style-name="gr3" draw:text-style-name="P2" draw:layer="layout" svg:x1="3.7cm" svg:y1="12.221cm" svg:x2="8.3cm" svg:y2="13.321cm">
          <text:p/>
        </draw:line>
        <draw:line draw:style-name="gr3" draw:text-style-name="P2" draw:layer="layout" svg:x1="8.5cm" svg:y1="13.942cm" svg:x2="17.9cm" svg:y2="16.5cm">
          <text:p/>
        </draw:line>
        <draw:line draw:style-name="gr3" draw:text-style-name="P2" draw:layer="layout" svg:x1="17.9cm" svg:y1="16.955cm" svg:x2="8.5cm" svg:y2="19.513cm">
          <text:p/>
        </draw:line>
        <draw:line draw:style-name="gr3" draw:text-style-name="P2" draw:layer="layout" svg:x1="8.302cm" svg:y1="20.284cm" svg:x2="3.702cm" svg:y2="21.384cm">
          <text:p/>
        </draw:line>
        <draw:frame draw:style-name="gr4" draw:text-style-name="P3" draw:layer="layout" svg:width="2.5cm" svg:height="1.2cm" svg:x="5cm" svg:y="3.6cm">
          <draw:text-box>
            <text:p>GET /</text:p>
          </draw:text-box>
        </draw:frame>
        <draw:frame draw:style-name="gr4" draw:text-style-name="P3" draw:layer="layout" svg:width="2.5cm" svg:height="1.2cm" svg:x="5cm" svg:y="3.6cm">
          <draw:text-box>
            <text:p>GET /</text:p>
          </draw:text-box>
        </draw:frame>
        <draw:frame draw:style-name="gr4" draw:text-style-name="P3" draw:layer="layout" svg:width="2.5cm" svg:height="1.2cm" svg:x="5cm" svg:y="11.7cm">
          <draw:text-box>
            <text:p>GET /</text:p>
          </draw:text-box>
        </draw:frame>
        <draw:frame draw:style-name="gr5" draw:text-style-name="P3" draw:layer="layout" svg:width="2.5cm" svg:height="1.3cm" svg:x="9.6cm" svg:y="5.2cm">
          <draw:text-box>
            <text:p>GET /</text:p>
          </draw:text-box>
        </draw:frame>
        <draw:frame draw:style-name="gr5" draw:text-style-name="P3" draw:layer="layout" svg:width="2.5cm" svg:height="1.3cm" svg:x="8.8cm" svg:y="12.9cm">
          <draw:text-box>
            <text:p>GET /</text:p>
          </draw:text-box>
        </draw:frame>
        <draw:frame draw:style-name="gr6" draw:text-style-name="P3" draw:layer="layout" svg:width="4.5cm" svg:height="1.986cm" svg:x="3.9cm" svg:y="8.8cm">
          <draw:text-box>
            <text:p><text:span text:style-name="T1">Response, SET : NodeSessionID : 1</text:span></text:p>
            <text:p/>
          </draw:text-box>
        </draw:frame>
        <draw:frame draw:style-name="gr6" draw:text-style-name="P3" draw:layer="layout" svg:width="4.5cm" svg:height="1.986cm" svg:x="8.8cm" svg:y="9.014cm">
          <draw:text-box>
            <text:p><text:span text:style-name="T1">Response, SET : NodeSessionID : 1</text:span></text:p>
            <text:p/>
          </draw:text-box>
        </draw:frame>
        <draw:frame draw:style-name="gr7" draw:text-style-name="P3" draw:layer="layout" svg:width="4.5cm" svg:height="1.5cm" svg:x="3.9cm" svg:y="13.2cm">
          <draw:text-box>
            <text:p><text:span text:style-name="T1"><text:s/></text:span><text:span text:style-name="T1">NodeSessionID : 1</text:span></text:p>
            <text:p/>
          </draw:text-box>
        </draw:frame>
        <draw:frame draw:style-name="gr7" draw:text-style-name="P3" draw:layer="layout" svg:width="4.5cm" svg:height="1.5cm" svg:x="8.7cm" svg:y="15cm">
          <draw:text-box>
            <text:p><text:span text:style-name="T1"><text:s/></text:span><text:span text:style-name="T1">NodeSessionID : 1</text:span></text:p>
            <text:p/>
          </draw:text-box>
        </draw:frame>
        <draw:frame draw:style-name="gr8" draw:text-style-name="P3" draw:layer="layout" svg:width="4.5cm" svg:height="2.2cm" svg:x="8.8cm" svg:y="19.4cm">
          <draw:text-box>
            <text:p><text:span text:style-name="T1">Response: NodeSessionID : 1</text:span></text:p>
            <text:p/>
          </draw:text-box>
        </draw:frame>
        <draw:frame draw:style-name="gr8" draw:text-style-name="P3" draw:layer="layout" svg:width="4.5cm" svg:height="2.2cm" svg:x="4cm" svg:y="21.3cm">
          <draw:text-box>
            <text:p><text:span text:style-name="T1">Response : NodeSessionID : 1</text:span></text:p>
            <text:p/>
          </draw:text-box>
        </draw:frame>
      </draw:page>
      <draw:page draw:name="page3" draw:style-name="dp1" draw:master-page-name="Default">
        <draw:custom-shape draw:style-name="gr1" draw:text-style-name="P1" draw:layer="layout" svg:width="2.5cm" svg:height="1cm" svg:x="2.5cm" svg:y="2.4cm">
          <text:p text:style-name="P1">Brows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7.1cm" svg:y="2.4cm">
          <text:p text:style-name="P1">HAProx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1.9cm" svg:y="2.4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6.6cm" svg:y="2.4cm">
          <text:p text:style-name="P1">S2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7cm" svg:y1="3.4cm" svg:x2="3.8cm" svg:y2="24.49cm">
          <text:p/>
        </draw:line>
        <draw:line draw:style-name="gr2" draw:text-style-name="P2" draw:layer="layout" svg:x1="8.3cm" svg:y1="3.4cm" svg:x2="8.4cm" svg:y2="24.49cm">
          <text:p/>
        </draw:line>
        <draw:line draw:style-name="gr2" draw:text-style-name="P2" draw:layer="layout" svg:x1="13.1cm" svg:y1="3.4cm" svg:x2="13.2cm" svg:y2="24.49cm">
          <text:p/>
        </draw:line>
        <draw:line draw:style-name="gr2" draw:text-style-name="P2" draw:layer="layout" svg:x1="17.9cm" svg:y1="3.4cm" svg:x2="18cm" svg:y2="24.49cm">
          <text:p/>
        </draw:line>
        <draw:line draw:style-name="gr3" draw:text-style-name="P2" draw:layer="layout" svg:x1="3.7cm" svg:y1="4cm" svg:x2="8.3cm" svg:y2="5.1cm">
          <text:p/>
        </draw:line>
        <draw:line draw:style-name="gr3" draw:text-style-name="P2" draw:layer="layout" svg:x1="8.4cm" svg:y1="5.721cm" svg:x2="13cm" svg:y2="6.821cm">
          <text:p/>
        </draw:line>
        <draw:line draw:style-name="gr3" draw:text-style-name="P2" draw:layer="layout" svg:x1="13cm" svg:y1="8.242cm" svg:x2="8.4cm" svg:y2="9.342cm">
          <text:p/>
        </draw:line>
        <draw:line draw:style-name="gr3" draw:text-style-name="P2" draw:layer="layout" svg:x1="8.301cm" svg:y1="9.963cm" svg:x2="3.701cm" svg:y2="11.063cm">
          <text:p/>
        </draw:line>
        <draw:line draw:style-name="gr3" draw:text-style-name="P2" draw:layer="layout" svg:x1="3.7cm" svg:y1="12.221cm" svg:x2="8.3cm" svg:y2="13.321cm">
          <text:p/>
        </draw:line>
        <draw:line draw:style-name="gr3" draw:text-style-name="P2" draw:layer="layout" svg:x1="8.5cm" svg:y1="13.942cm" svg:x2="13.1cm" svg:y2="15.2cm">
          <text:p/>
        </draw:line>
        <draw:line draw:style-name="gr3" draw:text-style-name="P2" draw:layer="layout" svg:x1="13cm" svg:y1="18.3cm" svg:x2="8.5cm" svg:y2="19.513cm">
          <text:p/>
        </draw:line>
        <draw:line draw:style-name="gr3" draw:text-style-name="P2" draw:layer="layout" svg:x1="8.302cm" svg:y1="20.284cm" svg:x2="3.702cm" svg:y2="21.384cm">
          <text:p/>
        </draw:line>
        <draw:frame draw:style-name="gr4" draw:text-style-name="P3" draw:layer="layout" svg:width="2.5cm" svg:height="1.2cm" svg:x="5cm" svg:y="3.6cm">
          <draw:text-box>
            <text:p>GET /</text:p>
          </draw:text-box>
        </draw:frame>
        <draw:frame draw:style-name="gr4" draw:text-style-name="P3" draw:layer="layout" svg:width="2.5cm" svg:height="1.2cm" svg:x="5cm" svg:y="3.6cm">
          <draw:text-box>
            <text:p>GET /</text:p>
          </draw:text-box>
        </draw:frame>
        <draw:frame draw:style-name="gr4" draw:text-style-name="P3" draw:layer="layout" svg:width="2.5cm" svg:height="1.2cm" svg:x="5cm" svg:y="11.7cm">
          <draw:text-box>
            <text:p>GET /</text:p>
          </draw:text-box>
        </draw:frame>
        <draw:frame draw:style-name="gr5" draw:text-style-name="P3" draw:layer="layout" svg:width="2.5cm" svg:height="1.3cm" svg:x="9.6cm" svg:y="5.2cm">
          <draw:text-box>
            <text:p>GET /</text:p>
          </draw:text-box>
        </draw:frame>
        <draw:frame draw:style-name="gr5" draw:text-style-name="P3" draw:layer="layout" svg:width="2.5cm" svg:height="1.3cm" svg:x="8.8cm" svg:y="12.9cm">
          <draw:text-box>
            <text:p>GET /</text:p>
          </draw:text-box>
        </draw:frame>
        <draw:frame draw:style-name="gr9" draw:text-style-name="P3" draw:layer="layout" svg:width="4.5cm" svg:height="2.498cm" svg:x="8.8cm" svg:y="9.014cm">
          <draw:text-box>
            <text:p><text:span text:style-name="T1">Response, SET : NodeSessionID : 1</text:span></text:p>
          </draw:text-box>
        </draw:frame>
        <draw:frame draw:style-name="gr7" draw:text-style-name="P3" draw:layer="layout" svg:width="4.5cm" svg:height="1.5cm" svg:x="3.9cm" svg:y="13.2cm">
          <draw:text-box>
            <text:p><text:span text:style-name="T1"><text:s/></text:span><text:span text:style-name="T1">NodeSessionID : 1</text:span></text:p>
            <text:p><text:span text:style-name="T1">ServerID : 1</text:span></text:p>
          </draw:text-box>
        </draw:frame>
        <draw:frame draw:style-name="gr9" draw:text-style-name="P3" draw:layer="layout" svg:width="4.5cm" svg:height="2.498cm" svg:x="3.9cm" svg:y="8.702cm">
          <draw:text-box>
            <text:p><text:span text:style-name="T1">Response</text:span><text:span text:style-name="T1">, SET : </text:span><text:span text:style-name="T1">NodeSes</text:span><text:span text:style-name="T1">sionID : 1</text:span></text:p>
            <text:p><text:span text:style-name="T1">ServerID </text:span><text:span text:style-name="T1">: 1</text:span></text:p>
            <text:p/>
          </draw:text-box>
        </draw:frame>
        <draw:frame draw:style-name="gr7" draw:text-style-name="P3" draw:layer="layout" svg:width="4.5cm" svg:height="1.5cm" svg:x="8.1cm" svg:y="14.9cm">
          <draw:text-box>
            <text:p><text:span text:style-name="T1"><text:s/></text:span><text:span text:style-name="T1">NodeSes</text:span><text:span text:style-name="T1">sionID : 1</text:span></text:p>
            <text:p><text:span text:style-name="T1"/></text:p>
          </draw:text-box>
        </draw:frame>
        <draw:frame draw:style-name="gr9" draw:text-style-name="P3" draw:layer="layout" svg:width="4.5cm" svg:height="2.498cm" svg:x="8.8cm" svg:y="19.402cm">
          <draw:text-box>
            <text:p><text:span text:style-name="T1">Response : </text:span><text:span text:style-name="T1">NodeSessio</text:span><text:span text:style-name="T1">nID : 1</text:span></text:p>
            <text:p><text:span text:style-name="T1"/></text:p>
            <text:p/>
          </draw:text-box>
        </draw:frame>
        <draw:frame draw:style-name="gr9" draw:text-style-name="P3" draw:layer="layout" svg:width="4.5cm" svg:height="2.498cm" svg:x="4.4cm" svg:y="21.2cm">
          <draw:text-box>
            <text:p><text:span text:style-name="T1">Response: </text:span><text:span text:style-name="T1">NodeSessi</text:span><text:span text:style-name="T1">onID : 1</text:span></text:p>
            <text:p><text:span text:style-name="T1">ServerID : </text:span><text:span text:style-name="T1">1</text:span>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3T11:12:08.436906387</meta:creation-date>
    <dc:date>2018-12-16T17:43:44.791283126</dc:date>
    <meta:editing-duration>PT21M31S</meta:editing-duration>
    <meta:editing-cycles>5</meta:editing-cycles>
    <meta:generator>LibreOffice/6.1.3.2$Linux_X86_64 LibreOffice_project/10$Build-2</meta:generator>
    <meta:document-statistic meta:object-count="81"/>
  </office:meta>
</office:document-meta>
</file>